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c9211e"/>
    </style:style>
    <style:style style:name="T1" style:family="text">
      <style:text-properties style:text-position="-33% 58%"/>
    </style:style>
    <style:style style:name="T2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<text:span text:style-name="T1">0</text:span></text:p>
          </table:table-cell>
          <table:table-cell office:value-type="string" calcext:value-type="string">
            <text:p>p<text:span text:style-name="T1">1</text:span></text:p>
          </table:table-cell>
          <table:table-cell office:value-type="string" calcext:value-type="string">
            <text:p>d<text:span text:style-name="T1">0</text:span></text:p>
          </table:table-cell>
          <table:table-cell office:value-type="string" calcext:value-type="string">
            <text:p>p<text:span text:style-name="T1">2</text:span></text:p>
          </table:table-cell>
          <table:table-cell office:value-type="string" calcext:value-type="string">
            <text:p>d<text:span text:style-name="T1">1</text:span></text:p>
          </table:table-cell>
          <table:table-cell office:value-type="string" calcext:value-type="string">
            <text:p>d<text:span text:style-name="T1">2</text:span></text:p>
          </table:table-cell>
          <table:table-cell office:value-type="string" calcext:value-type="string">
            <text:p>d<text:span text:style-name="T1">3</text:span></text:p>
          </table:table-cell>
          <table:table-cell office:value-type="string" calcext:value-type="string">
            <text:p>p<text:span text:style-name="T1">3</text:span></text:p>
          </table:table-cell>
          <table:table-cell office:value-type="string" calcext:value-type="string">
            <text:p>d<text:span text:style-name="T1">4</text:span></text:p>
          </table:table-cell>
          <table:table-cell office:value-type="string" calcext:value-type="string">
            <text:p>d<text:span text:style-name="T1">5</text:span></text:p>
          </table:table-cell>
          <table:table-cell office:value-type="string" calcext:value-type="string">
            <text:p>d<text:span text:style-name="T1">6</text:span></text:p>
          </table:table-cell>
          <table:table-cell office:value-type="string" calcext:value-type="string">
            <text:p>d<text:span text:style-name="T1">7</text:span></text:p>
          </table:table-cell>
          <table:table-cell/>
          <table:table-cell office:value-type="string" calcext:value-type="string">
            <text:p>Beispiel:</text:p>
          </table:table-cell>
          <table:table-cell office:value-type="string" calcext:value-type="string">
            <text:p>01100100</text:p>
          </table:table-cell>
        </table:table-row>
        <table:table-row table:style-name="ro1">
          <table:table-cell office:value-type="string" calcext:value-type="string">
            <text:p>2³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<text:span text:style-name="T2">3</text:span>=d<text:span text:style-name="T2">4</text:span>⨁d<text:span text:style-name="T2">5</text:span>⨁d<text:span text:style-name="T2">6</text:span>⨁d<text:span text:style-name="T2">7</text:span></text:p>
          </table:table-cell>
          <table:table-cell/>
        </table:table-row>
        <table:table-row table:style-name="ro1">
          <table:table-cell office:value-type="string" calcext:value-type="string">
            <text:p>2²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<text:span text:style-name="T2">2</text:span>=d<text:span text:style-name="T2">1</text:span>⨁d<text:span text:style-name="T2">2</text:span>⨁d<text:span text:style-name="T2">3</text:span>⨁d<text:span text:style-name="T2">7</text:span></text:p>
          </table:table-cell>
          <table:table-cell/>
        </table:table-row>
        <table:table-row table:style-name="ro1">
          <table:table-cell office:value-type="string" calcext:value-type="string">
            <text:p>2¹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<text:span text:style-name="T2">1</text:span> =d<text:span text:style-name="T2">0</text:span>⨁d<text:span text:style-name="T2">2</text:span>⨁d<text:span text:style-name="T2">3</text:span>⨁d<text:span text:style-name="T2">5</text:span>⨁d<text:span text:style-name="T2">6</text:span></text:p>
          </table:table-cell>
          <table:table-cell/>
        </table:table-row>
        <table:table-row table:style-name="ro1">
          <table:table-cell office:value-type="string" calcext:value-type="string">
            <text:p>2⁰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<text:span text:style-name="T2">0</text:span> =d<text:span text:style-name="T2">0</text:span>⨁d<text:span text:style-name="T2">1</text:span>⨁d<text:span text:style-name="T2">3</text:span>⨁d<text:span text:style-name="T2">4</text:span>⨁d<text:span text:style-name="T2">6</text:span> 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v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hl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p*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=0101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raib Ahmed</meta:initial-creator>
    <meta:creation-date>2021-04-12T15:51:54.991128275</meta:creation-date>
    <dc:date>2021-04-12T16:51:46.282139182</dc:date>
    <dc:creator>Laraib Ahmed</dc:creator>
    <meta:editing-duration>PT2M42S</meta:editing-duration>
    <meta:editing-cycles>1</meta:editing-cycles>
    <meta:document-statistic meta:table-count="1" meta:cell-count="124" meta:object-count="0"/>
    <meta:generator>LibreOffice/7.0.4.2$Linux_X86_64 LibreOffice_project/00$Build-2</meta:generator>
  </office:meta>
</office:document-meta>
</file>